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officeooo:rsid="001806b6" officeooo:paragraph-rsid="001806b6"/>
    </style:style>
    <style:style style:name="P2" style:family="paragraph" style:parent-style-name="Standard">
      <style:text-properties officeooo:rsid="001806b6" officeooo:paragraph-rsid="001806b6"/>
    </style:style>
    <style:style style:name="P3" style:family="paragraph" style:parent-style-name="Standard">
      <style:text-properties officeooo:rsid="0019e023" officeooo:paragraph-rsid="0019e023"/>
    </style:style>
    <style:style style:name="P4" style:family="paragraph" style:parent-style-name="Standard">
      <style:text-properties officeooo:rsid="001beb08" officeooo:paragraph-rsid="001beb08"/>
    </style:style>
    <style:style style:name="P5" style:family="paragraph" style:parent-style-name="Standard">
      <style:text-properties fo:font-weight="bold" officeooo:rsid="001ca994" officeooo:paragraph-rsid="001ca994" style:font-weight-asian="bold" style:font-weight-complex="bold"/>
    </style:style>
    <style:style style:name="P6" style:family="paragraph" style:parent-style-name="Standard">
      <style:text-properties fo:font-weight="bold" officeooo:rsid="001efe13" officeooo:paragraph-rsid="001ca994" style:font-weight-asian="bold" style:font-weight-complex="bold"/>
    </style:style>
    <style:style style:name="P7" style:family="paragraph" style:parent-style-name="Standard">
      <style:text-properties officeooo:rsid="001f2fc4" officeooo:paragraph-rsid="001f2fc4"/>
    </style:style>
    <style:style style:name="P8" style:family="paragraph" style:parent-style-name="Title">
      <style:text-properties officeooo:rsid="001806b6" officeooo:paragraph-rsid="001806b6"/>
    </style:style>
    <style:style style:name="T1" style:family="text">
      <style:text-properties officeooo:rsid="001806b6"/>
    </style:style>
    <style:style style:name="T2" style:family="text">
      <style:text-properties officeooo:rsid="0019e023"/>
    </style:style>
    <style:style style:name="T3" style:family="text">
      <style:text-properties officeooo:rsid="001b0964"/>
    </style:style>
    <style:style style:name="T4" style:family="text">
      <style:text-properties fo:font-weight="normal" style:font-weight-asian="normal" style:font-weight-complex="normal"/>
    </style:style>
    <style:style style:name="T5" style:family="text">
      <style:text-properties fo:font-weight="normal" officeooo:rsid="001d92bf"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tode – hvordan vi løste oppgaven og resultater av dette</text:p>
      <text:p text:style-name="P1"/>
      <text:p text:style-name="Standard">I dette kapittelet forteller vi hvordan vi jobbet med prosjektet og hva som ble resultat<text:span text:style-name="T1">et av det.</text:span></text:p>
      <text:p text:style-name="P2">Vår oppgave var å teste ut hvordan man kan bruke programmering til å bedre elevenes forståelse av matematiske oppgaver. For å løse dette, valgte vi å bruke programmeringsspråket Scratch på Os og Processing på Strupe og Halden Videregående skole.</text:p>
      <text:p text:style-name="P2"><text:span text:style-name="T2">Vi utfordret</text:span> elevene <text:span text:style-name="T2">på Os</text:span> ved å lage noen nesten ferdige programmer i Scratch som elevene skulle lage ferdig. På Os hadde vi til sammen 4 doble timer spredt utover 2 uker. <text:span text:style-name="T2">Der var vi i mattetimene til alle elevene i begge klassene på 7. trinn.</text:span></text:p>
      <text:p text:style-name="P2"/>
      <text:p text:style-name="P2">Den første av disse to dobbeltimene gikk med til å introdusere språket <text:span text:style-name="T2">for elevene. Dette brukte vi cirka 30 minutter på, og foregikk ved at vi samlet begge klassene i ett rom.</text:span></text:p>
      <text:p text:style-name="P3">Deretter delte vi oss slik at én var med den ene klassen, en annen var med den andre klassen og en som gikk mellom den ene og den andre klassen og som observerte forskjellene mellom de ulike klassene. <text:span text:style-name="T3">Denne dagen ble brukt til å gjennomgå såkalte demo-oppgaver som var designet slik at elevene lærer det elementære i språket, som f.eks. det å multiplisere to tall.</text:span></text:p>
      <text:p text:style-name="P3"/>
      <text:p text:style-name="P4">Den neste dagen ble brukt ulikt av de to klassene. Den ene klassen brukte nesten hele de doble timene til å gjennomgå variabler, mens den andre delen bare brukte 10 minutter på det samme før de ble satt til å begynne på de ulike oppgavene vi som bachelorstudenter hadde forberedt til dem. Hvorvidt dette får noe å si for nivået til elevene når eksperimentet på Os er over, blir spennende å se.</text:p>
      <text:p text:style-name="P4"/>
      <text:p text:style-name="P4"/>
      <text:p text:style-name="P5">Resultater</text:p>
      <text:p text:style-name="P5"><text:span text:style-name="T4"/></text:p>
      <text:p text:style-name="P5"><text:span text:style-name="T4"/></text:p>
      <text:p text:style-name="P5"><text:span text:style-name="T4">Hva var det elevene forsto av det de ble undervist i de siste to ukene? Hva syns de var vanskelig og hva kunne vi gjort annerledes for å gjøre ting litt lettere å forstå for dem? </text:span><text:span text:style-name="T5">Var det noe som var vanskeligere enn annet?</text:span></text:p>
      <text:p text:style-name="P5"><text:span text:style-name="T5"/></text:p>
      <text:p text:style-name="P5"><text:span text:style-name="T4">Fikk det noen konsekvenser for elevene at én gruppe fikk en detaljert gjennomgang av hva en variabel er før de begynte på øvingsoppgavene våre, mens den andre gruppa fikk ett eksempel på hva en variabel er for så å bli kastet ut i øvingsoppgavene hvor de fikk bruk for det med variabler med én gang?</text:span></text:p>
      <text:p text:style-name="P6"><text:span text:style-name="T4"/></text:p>
      <text:p text:style-name="P7"><text:span text:style-name="T4">Mine tanker rundt dette med variabler er foreløpig at variabler kan være forvirrende dersom de ikke har rett navn. I utgangspunktet kan en variabel kalles hva som helst, men har man f.eks. en vektkalkulator som regner fra gram til kilogram med en variabel «kg» som tar seg av utregninga, kan det være forvirrende for elevene å bruke variabelen «kg» når vi endrer programmet til å regne om fra gram til hektogram. Tilsvarende forvirrende var det å måtte endre på teksten i en utskrift manue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pperplate Gothic Light" svg:font-family="'Copperplate Gothic Light'" style:font-family-generic="swiss"/>
    <style:font-face style:name="Lucida Sans1" svg:font-family="'Lucida Sans'" style:font-family-generic="swiss"/>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nb" fo:country="NO"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opperplate Gothic Light" fo:font-family="'Copperplate Gothic Light'" style:font-family-generic="swiss" fo:font-size="20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6-02-15T17:49:36.683552856</meta:creation-date>
    <dc:date>2016-02-15T18:33:23.495861493</dc:date>
    <dc:creator>Anders Bolt-Evensen</dc:creator>
    <meta:editing-duration>PT43M46S</meta:editing-duration>
    <meta:editing-cycles>8</meta:editing-cycles>
    <meta:generator>LibreOffice/5.0.4.2$FreeBSD_X86_64 LibreOffice_project/00m0$Build-2</meta:generator>
    <meta:document-statistic meta:table-count="0" meta:image-count="0" meta:object-count="0" meta:page-count="1" meta:paragraph-count="11" meta:word-count="464" meta:character-count="2600" meta:non-whitespace-character-count="2146"/>
  </office:meta>
</office:document-meta>
</file>